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5a95" officeooo:paragraph-rsid="00015a95"/>
    </style:style>
    <style:style style:name="P2" style:family="paragraph" style:parent-style-name="Standard">
      <style:text-properties officeooo:rsid="00032e4e" officeooo:paragraph-rsid="00032e4e"/>
    </style:style>
    <style:style style:name="P3" style:family="paragraph" style:parent-style-name="Standard">
      <style:text-properties officeooo:rsid="0004a634" officeooo:paragraph-rsid="0004a634"/>
    </style:style>
    <style:style style:name="P4" style:family="paragraph" style:parent-style-name="Standard">
      <style:text-properties officeooo:rsid="00092acb" officeooo:paragraph-rsid="00092acb"/>
    </style:style>
    <style:style style:name="P5" style:family="paragraph" style:parent-style-name="Standard">
      <style:text-properties fo:color="#c9211e" loext:opacity="100%" officeooo:rsid="0009cdd1" officeooo:paragraph-rsid="00015a95"/>
    </style:style>
    <style:style style:name="P6" style:family="paragraph" style:parent-style-name="Standard">
      <style:text-properties officeooo:rsid="0013fee6" officeooo:paragraph-rsid="0013fee6"/>
    </style:style>
    <style:style style:name="P7" style:family="paragraph" style:parent-style-name="Standard">
      <style:text-properties officeooo:rsid="000a504e" officeooo:paragraph-rsid="001c3c64"/>
    </style:style>
    <style:style style:name="P8" style:family="paragraph" style:parent-style-name="Text_20_body">
      <style:text-properties officeooo:rsid="00274320" officeooo:paragraph-rsid="00274320"/>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Standard" style:list-style-name="L1">
      <style:text-properties officeooo:rsid="00015a95" officeooo:paragraph-rsid="00015a95"/>
    </style:style>
    <style:style style:name="P12" style:family="paragraph" style:parent-style-name="Standard" style:list-style-name="L1">
      <style:text-properties officeooo:rsid="00015a95" officeooo:paragraph-rsid="0004ec0e"/>
    </style:style>
    <style:style style:name="P13" style:family="paragraph" style:parent-style-name="Standard" style:list-style-name="L1">
      <style:text-properties officeooo:rsid="00015a95" officeooo:paragraph-rsid="00064fb9"/>
    </style:style>
    <style:style style:name="P14" style:family="paragraph" style:parent-style-name="Standard" style:list-style-name="L1">
      <style:text-properties officeooo:rsid="0003ae3e" officeooo:paragraph-rsid="0003ae3e"/>
    </style:style>
    <style:style style:name="P15" style:family="paragraph" style:parent-style-name="Standard" style:list-style-name="L1">
      <style:text-properties officeooo:rsid="002fed8a" officeooo:paragraph-rsid="002fed8a"/>
    </style:style>
    <style:style style:name="P16" style:family="paragraph" style:parent-style-name="Standard" style:list-style-name="L1">
      <style:text-properties officeooo:rsid="0004ec0e" officeooo:paragraph-rsid="0004ec0e"/>
    </style:style>
    <style:style style:name="P17" style:family="paragraph" style:parent-style-name="Standard" style:list-style-name="L1">
      <style:text-properties officeooo:rsid="0007380f" officeooo:paragraph-rsid="0007380f"/>
    </style:style>
    <style:style style:name="P18" style:family="paragraph" style:parent-style-name="Standard" style:list-style-name="L1">
      <style:text-properties officeooo:rsid="0007380f" officeooo:paragraph-rsid="001c3c64"/>
    </style:style>
    <style:style style:name="P19" style:family="paragraph" style:parent-style-name="Standard" style:list-style-name="L1">
      <style:text-properties officeooo:rsid="000a504e" officeooo:paragraph-rsid="000ec17f"/>
    </style:style>
    <style:style style:name="P20" style:family="paragraph" style:parent-style-name="Standard" style:list-style-name="L1">
      <style:text-properties officeooo:rsid="000a504e" officeooo:paragraph-rsid="001c3c64"/>
    </style:style>
    <style:style style:name="P21" style:family="paragraph" style:parent-style-name="Standard" style:list-style-name="L1">
      <style:text-properties officeooo:rsid="000d7bbb" officeooo:paragraph-rsid="000d7bbb"/>
    </style:style>
    <style:style style:name="P22" style:family="paragraph" style:parent-style-name="Standard" style:list-style-name="L4">
      <style:text-properties officeooo:rsid="000d7bbb" officeooo:paragraph-rsid="000d7bbb"/>
    </style:style>
    <style:style style:name="P23" style:family="paragraph" style:parent-style-name="Standard" style:list-style-name="L1">
      <style:text-properties officeooo:rsid="0010ade5" officeooo:paragraph-rsid="0010ade5"/>
    </style:style>
    <style:style style:name="P24" style:family="paragraph" style:parent-style-name="Standard" style:list-style-name="L1">
      <style:text-properties officeooo:rsid="000f04d6" officeooo:paragraph-rsid="000f04d6"/>
    </style:style>
    <style:style style:name="P25" style:family="paragraph" style:parent-style-name="Standard" style:list-style-name="L1">
      <style:text-properties officeooo:rsid="00127149" officeooo:paragraph-rsid="00127149"/>
    </style:style>
    <style:style style:name="P26" style:family="paragraph" style:parent-style-name="Standard" style:list-style-name="L1">
      <style:text-properties officeooo:rsid="0013f69f" officeooo:paragraph-rsid="0013f69f"/>
    </style:style>
    <style:style style:name="P27" style:family="paragraph" style:parent-style-name="Standard" style:list-style-name="L1">
      <style:text-properties officeooo:rsid="002ac4c7" officeooo:paragraph-rsid="002ac4c7"/>
    </style:style>
    <style:style style:name="P28" style:family="paragraph" style:parent-style-name="Standard" style:list-style-name="L1">
      <style:text-properties officeooo:rsid="002cadf2" officeooo:paragraph-rsid="002cadf2"/>
    </style:style>
    <style:style style:name="P29" style:family="paragraph" style:parent-style-name="Standard" style:list-style-name="L2">
      <style:text-properties officeooo:rsid="00032e4e" officeooo:paragraph-rsid="00032e4e"/>
    </style:style>
    <style:style style:name="P30" style:family="paragraph" style:parent-style-name="Standard" style:list-style-name="L3">
      <style:text-properties officeooo:rsid="00032e4e" officeooo:paragraph-rsid="00032e4e"/>
    </style:style>
    <style:style style:name="P31" style:family="paragraph" style:parent-style-name="Standard" style:list-style-name="L5">
      <style:text-properties officeooo:rsid="00032e4e" officeooo:paragraph-rsid="00032e4e"/>
    </style:style>
    <style:style style:name="P32" style:family="paragraph" style:parent-style-name="Standard" style:list-style-name="L2">
      <style:text-properties style:text-line-through-style="solid" style:text-line-through-type="single" officeooo:rsid="000bec06" officeooo:paragraph-rsid="000bec06"/>
    </style:style>
    <style:style style:name="P33" style:family="paragraph" style:parent-style-name="Standard" style:list-style-name="L6">
      <style:text-properties officeooo:rsid="0004a634" officeooo:paragraph-rsid="0004a634"/>
    </style:style>
    <style:style style:name="P34" style:family="paragraph" style:parent-style-name="Standard" style:list-style-name="L7">
      <style:text-properties officeooo:rsid="0013fee6" officeooo:paragraph-rsid="0015dd91"/>
    </style:style>
    <style:style style:name="P35" style:family="paragraph" style:parent-style-name="Standard" style:list-style-name="L7">
      <style:text-properties officeooo:rsid="001477e3" officeooo:paragraph-rsid="0015dd91"/>
    </style:style>
    <style:style style:name="P36" style:family="paragraph" style:parent-style-name="Standard" style:list-style-name="L1">
      <style:text-properties officeooo:rsid="00091c09" officeooo:paragraph-rsid="001c3c64"/>
    </style:style>
    <style:style style:name="P37" style:family="paragraph" style:parent-style-name="Standard" style:list-style-name="L1">
      <style:text-properties officeooo:rsid="00092acb" officeooo:paragraph-rsid="001c3c64"/>
    </style:style>
    <style:style style:name="P38" style:family="paragraph" style:parent-style-name="Text_20_body" style:list-style-name="L8"/>
    <style:style style:name="P39" style:family="paragraph" style:parent-style-name="Text_20_body" style:list-style-name="L8">
      <style:text-properties officeooo:paragraph-rsid="00173be7"/>
    </style:style>
    <style:style style:name="P40" style:family="paragraph" style:parent-style-name="Text_20_body" style:list-style-name="L8">
      <style:text-properties officeooo:paragraph-rsid="002a3643"/>
    </style:style>
    <style:style style:name="P41" style:family="paragraph" style:parent-style-name="Text_20_body" style:list-style-name="L8">
      <style:text-properties officeooo:rsid="0015dd91" officeooo:paragraph-rsid="00173be7"/>
    </style:style>
    <style:style style:name="P42" style:family="paragraph" style:parent-style-name="Text_20_body" style:list-style-name="L8">
      <style:text-properties officeooo:rsid="00173be7" officeooo:paragraph-rsid="00173be7"/>
    </style:style>
    <style:style style:name="P43" style:family="paragraph" style:parent-style-name="Text_20_body" style:list-style-name="L8">
      <style:text-properties officeooo:rsid="001874a0" officeooo:paragraph-rsid="001874a0"/>
    </style:style>
    <style:style style:name="P44" style:family="paragraph" style:parent-style-name="Text_20_body" style:list-style-name="L8">
      <style:text-properties officeooo:rsid="0019a278" officeooo:paragraph-rsid="0019a278"/>
    </style:style>
    <style:style style:name="P45" style:family="paragraph" style:parent-style-name="Text_20_body" style:list-style-name="L8">
      <style:text-properties officeooo:rsid="001b1955" officeooo:paragraph-rsid="001b1955"/>
    </style:style>
    <style:style style:name="P46" style:family="paragraph" style:parent-style-name="Text_20_body" style:list-style-name="L8">
      <style:text-properties officeooo:rsid="001fea32" officeooo:paragraph-rsid="001fea32"/>
    </style:style>
    <style:style style:name="P47" style:family="paragraph" style:parent-style-name="Text_20_body" style:list-style-name="L8">
      <style:text-properties officeooo:rsid="00224ac3" officeooo:paragraph-rsid="00224ac3"/>
    </style:style>
    <style:style style:name="P48" style:family="paragraph" style:parent-style-name="Text_20_body" style:list-style-name="L8">
      <style:text-properties officeooo:rsid="00241d16" officeooo:paragraph-rsid="00241d16"/>
    </style:style>
    <style:style style:name="P49" style:family="paragraph" style:parent-style-name="Text_20_body" style:list-style-name="L8">
      <style:text-properties officeooo:rsid="00274320" officeooo:paragraph-rsid="00274320"/>
    </style:style>
    <style:style style:name="P50" style:family="paragraph" style:parent-style-name="Text_20_body" style:list-style-name="L8">
      <style:text-properties officeooo:rsid="002fed8a" officeooo:paragraph-rsid="002fed8a"/>
    </style:style>
    <style:style style:name="P51" style:family="paragraph" style:parent-style-name="Text_20_body" style:list-style-name="L9">
      <style:text-properties officeooo:paragraph-rsid="00302f83"/>
    </style:style>
    <style:style style:name="P52" style:family="paragraph" style:parent-style-name="Text_20_body">
      <style:text-properties officeooo:rsid="002abaa2" officeooo:paragraph-rsid="002a636a"/>
    </style:style>
    <style:style style:name="P53" style:family="paragraph" style:parent-style-name="Text_20_body">
      <style:text-properties officeooo:rsid="0030bf23" officeooo:paragraph-rsid="0030bf23"/>
    </style:style>
    <style:style style:name="P54" style:family="paragraph" style:parent-style-name="Text_20_body" style:list-style-name="L10">
      <style:text-properties officeooo:rsid="0030bf23" officeooo:paragraph-rsid="0030bf23"/>
    </style:style>
    <style:style style:name="T1" style:family="text">
      <style:text-properties officeooo:rsid="00032e4e"/>
    </style:style>
    <style:style style:name="T2" style:family="text">
      <style:text-properties officeooo:rsid="0004ec0e"/>
    </style:style>
    <style:style style:name="T3" style:family="text">
      <style:text-properties officeooo:rsid="00064fb9"/>
    </style:style>
    <style:style style:name="T4" style:family="text">
      <style:text-properties officeooo:rsid="000d7bbb"/>
    </style:style>
    <style:style style:name="T5" style:family="text">
      <style:text-properties officeooo:rsid="000ec17f"/>
    </style:style>
    <style:style style:name="T6" style:family="text">
      <style:text-properties officeooo:rsid="0015dd91"/>
    </style:style>
    <style:style style:name="T7" style:family="text">
      <style:text-properties officeooo:rsid="00224044"/>
    </style:style>
    <style:style style:name="T8" style:family="text">
      <style:text-properties officeooo:rsid="00257739"/>
    </style:style>
    <style:style style:name="T9" style:family="text">
      <style:text-properties officeooo:rsid="002ddc76"/>
    </style:style>
    <style:style style:name="T10" style:family="text">
      <style:text-properties officeooo:rsid="002fed8a"/>
    </style:style>
    <style:style style:name="T11" style:family="text">
      <style:text-properties officeooo:rsid="002abaa2"/>
    </style:style>
    <style:style style:name="T12" style:family="text">
      <style:text-properties officeooo:rsid="00317ef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ite web</text:h>
      <text:p text:style-name="P5"/>
      <text:list xml:id="list3682149337" text:style-name="L1">
        <text:list-item>
          <text:p text:style-name="P11">liens vers des sites externes</text:p>
        </text:list-item>
        <text:list-item>
          <text:p text:style-name="P11">structure HTML</text:p>
          <text:list>
            <text:list-item>
              <text:p text:style-name="P14">un titre par page</text:p>
            </text:list-item>
            <text:list-item>
              <text:p text:style-name="P14">images accessibles</text:p>
            </text:list-item>
          </text:list>
        </text:list-item>
        <text:list-item>
          <text:p text:style-name="P11">performances</text:p>
          <text:list>
            <text:list-item>
              <text:p text:style-name="P11">certaines images qui pourraient être remplacées <text:span text:style-name="T1">par du contenu HTML</text:span></text:p>
            </text:list-item>
            <text:list-item>
              <text:p text:style-name="P15">indicateurs Wordpress</text:p>
            </text:list-item>
          </text:list>
        </text:list-item>
        <text:list-item>
          <text:p text:style-name="P11">mobile first, accessibilité</text:p>
          <text:list>
            <text:list-item>
              <text:p text:style-name="P11">un seul titre par page</text:p>
            </text:list-item>
            <text:list-item>
              <text:p text:style-name="P11">classes et noms compréhensibles</text:p>
            </text:list-item>
          </text:list>
        </text:list-item>
        <text:list-item>
          <text:p text:style-name="P11">vérifier le SQL</text:p>
        </text:list-item>
        <text:list-item>
          <text:p text:style-name="P11">vérifier le JS ?…</text:p>
        </text:list-item>
        <text:list-item>
          <text:p text:style-name="P11">plan du site, pour les moteurs de recherche</text:p>
        </text:list-item>
        <text:list-item>
          <text:p text:style-name="P12">mise en page desktop</text:p>
          <text:list>
            <text:list-item>
              <text:p text:style-name="P12">images de l’accueil</text:p>
            </text:list-item>
            <text:list-item>
              <text:p text:style-name="P12">menu haut de pag<text:span text:style-name="T2">e à améliorer</text:span></text:p>
            </text:list-item>
            <text:list-item>
              <text:p text:style-name="P16">ajouter un accès plus direct à la liste des horaires et/ou aux cartes</text:p>
            </text:list-item>
            <text:list-item>
              <text:p text:style-name="P16">retirer les illustrations en début de page d’accueil</text:p>
            </text:list-item>
          </text:list>
        </text:list-item>
        <text:list-item>
          <text:p text:style-name="P13">mise en page mobile</text:p>
          <text:list>
            <text:list-item>
              <text:p text:style-name="P13">largeur de page</text:p>
            </text:list-item>
            <text:list-item>
              <text:p text:style-name="P13"><text:span text:style-name="T1">amélioration du menu burge</text:span><text:span text:style-name="T3">r (menu des langues…)</text:span></text:p>
            </text:list-item>
            <text:list-item>
              <text:p text:style-name="P17">collapse menu quand on descend dans la page</text:p>
            </text:list-item>
          </text:list>
        </text:list-item>
        <text:list-item>
          <text:p text:style-name="P19">Page actus</text:p>
          <text:list>
            <text:list-item>
              <text:p text:style-name="P19">« uncategorized »</text:p>
            </text:list-item>
            <text:list-item>
              <text:p text:style-name="P19">atelier57, <text:span text:style-name="T5">nom compte Wordpress</text:span></text:p>
            </text:list-item>
            <text:list-item>
              <text:p text:style-name="P15">preview à mettre en place séparement</text:p>
            </text:list-item>
          </text:list>
        </text:list-item>
        <text:list-item>
          <text:p text:style-name="P21">retirer lien Twitter</text:p>
          <text:list>
            <text:list-item>
              <text:p text:style-name="P23">de la page contact</text:p>
            </text:list-item>
            <text:list-item>
              <text:p text:style-name="P23">de la page cours de langue</text:p>
            </text:list-item>
          </text:list>
        </text:list-item>
        <text:list-item>
          <text:p text:style-name="P24">page CPF</text:p>
          <text:list>
            <text:list-item>
              <text:p text:style-name="P24">Pipplet remplacé par DCL, avec son tarif</text:p>
            </text:list-item>
            <text:list-item>
              <text:p text:style-name="P24">espace au-dessus des tarifs réduit de 505 px vers ~300</text:p>
            </text:list-item>
          </text:list>
        </text:list-item>
        <text:list-item>
          <text:p text:style-name="P25">score SEO sur toutes les pages</text:p>
        </text:list-item>
        <text:list-item>
          <text:p text:style-name="P25">score lisibilité sur certaines pages (politique de confidentialité…)</text:p>
        </text:list-item>
        <text:list-item>
          <text:p text:style-name="P26">màj des partenaires</text:p>
          <text:list>
            <text:list-item>
              <text:p text:style-name="P26">retrait de Les mains dans la pâte</text:p>
            </text:list-item>
            <text:list-item>
              <text:p text:style-name="P26">ajout de Bobinement votre et de Ainsi va lavis</text:p>
            </text:list-item>
          </text:list>
        </text:list-item>
        <text:list-item>
          <text:p text:style-name="P27">équipe</text:p>
          <text:list>
            <text:list-item>
              <text:p text:style-name="P27">Julie</text:p>
            </text:list-item>
            <text:list-item>
              <text:p text:style-name="P27">Xavier</text:p>
            </text:list-item>
            <text:list-item>
              <text:p text:style-name="P27">Perrine</text:p>
            </text:list-item>
            <text:list-item>
              <text:p text:style-name="P27">Laura</text:p>
            </text:list-item>
            <text:list-item>
              <text:p text:style-name="P27">Carmen</text:p>
            </text:list-item>
            <text:list-item>
              <text:p text:style-name="P27">Florence</text:p>
            </text:list-item>
            <text:list-item>
              <text:p text:style-name="P27">Danielle (pas d’avatar)</text:p>
            </text:list-item>
          </text:list>
        </text:list-item>
        <text:list-item>
          <text:p text:style-name="P28">nouveau logo pour Qualiopi</text:p>
        </text:list-item>
        <text:list-item>
          <text:p text:style-name="P28">actualité : nouvelles langues <text:span text:style-name="T9">(.</text:span><text:span text:style-name="T10">mp</text:span><text:span text:style-name="T9">4)<text:tab/></text:span></text:p>
        </text:list-item>
      </text:list>
      <text:p text:style-name="P1"/>
      <text:p text:style-name="P1"><text:soft-page-break/></text:p>
      <text:h text:style-name="P9" text:outline-level="1"/>
      <text:h text:style-name="P10" text:outline-level="1">emails</text:h>
      <text:p text:style-name="P2"/>
      <text:list text:style-name="L2">
        <text:list-item>
          <text:p text:style-name="P29">gestion pour petite entreprise</text:p>
        </text:list-item>
        <text:list-item>
          <text:p text:style-name="P29"><text:span text:style-name="T4">UN </text:span>compte séparé <text:span text:style-name="T4">pour administration</text:span></text:p>
        </text:list-item>
        <text:list-item>
          <text:p text:style-name="P32">Google Workspace (5,20€ par utilisateur et par mois)</text:p>
        </text:list-item>
      </text:list>
      <text:p text:style-name="P2"/>
      <text:p text:style-name="P2"/>
      <text:h text:style-name="Heading_20_1" text:outline-level="1">LinkedIn</text:h>
      <text:p text:style-name="P2"/>
      <text:list text:style-name="L3">
        <text:list-item>
          <text:p text:style-name="P30">visibilité</text:p>
        </text:list-item>
        <text:list-item>
          <text:p text:style-name="P30">logo / identité graphique différents du site</text:p>
        </text:list-item>
        <text:list-item>
          <text:p text:style-name="P30">employés : 3 (Julie + 2 invisibles)</text:p>
        </text:list-item>
        <text:list-item>
          <text:p text:style-name="P30">liens autres réseaux sociaux</text:p>
        </text:list-item>
      </text:list>
      <text:p text:style-name="P2"/>
      <text:p text:style-name="P2"/>
      <text:h text:style-name="Heading_20_1" text:outline-level="1">Twitter</text:h>
      <text:p text:style-name="P4"/>
      <text:list text:style-name="L4">
        <text:list-item>
          <text:p text:style-name="P22">Pas de Twitter</text:p>
        </text:list-item>
      </text:list>
      <text:p text:style-name="P2"/>
      <text:p text:style-name="P2"/>
      <text:h text:style-name="Heading_20_1" text:outline-level="1">Instagram</text:h>
      <text:p text:style-name="P2"/>
      <text:list text:style-name="L5">
        <text:list-item>
          <text:p text:style-name="P31">identité graphique</text:p>
        </text:list-item>
      </text:list>
      <text:p text:style-name="P2"/>
      <text:p text:style-name="P2"/>
      <text:h text:style-name="Heading_20_1" text:outline-level="1">Scratch / python</text:h>
      <text:p text:style-name="P3"/>
      <text:list text:style-name="L6">
        <text:list-item>
          <text:p text:style-name="P33">tutos pour découvrir Scratch</text:p>
        </text:list-item>
        <text:list-item>
          <text:p text:style-name="P33">ressources pour les tuteurs ?</text:p>
        </text:list-item>
      </text:list>
      <text:p text:style-name="P3"/>
      <text:p text:style-name="P3"/>
      <text:h text:style-name="Heading_20_1" text:outline-level="1">HP officejet pro 7720</text:h>
      <text:p text:style-name="Text_20_body"/>
      <text:list text:style-name="L7">
        <text:list-item>
          <text:p text:style-name="P34">ne peut pas toujours numériser</text:p>
        </text:list-item>
        <text:list-item>
          <text:p text:style-name="P35">wifi ?</text:p>
        </text:list-item>
      </text:list>
      <text:p text:style-name="P6"/>
      <text:p text:style-name="P6"/>
      <text:h text:style-name="P9" text:outline-level="1"/>
      <text:h text:style-name="P10" text:outline-level="1">MOOC</text:h>
      <text:p text:style-name="Text_20_body"/>
      <text:list xml:id="list172517140017006" text:continue-list="list3682149337" text:style-name="L1">
        <text:list-item>
          <text:list>
            <text:list-header>
              <text:p text:style-name="P18"/>
            </text:list-header>
          </text:list>
        </text:list-item>
        <text:list-item>
          <text:p text:style-name="P36">MOOC</text:p>
          <text:list>
            <text:list-item>
              <text:p text:style-name="P37">diapo / powerpoint ?</text:p>
            </text:list-item>
            <text:list-item>
              <text:p text:style-name="P20">Site externe ?</text:p>
            </text:list-item>
          </text:list>
        </text:list-item>
      </text:list>
      <text:p text:style-name="P7"/>
      <text:p text:style-name="P7"/>
      <text:list text:style-name="L8">
        <text:list-item>
          <text:p text:style-name="P39">E-doceo, <text:span text:style-name="T6">skillcatch</text:span></text:p>
          <text:list>
            <text:list-item>
              <text:p text:style-name="P41">sur smartphone ?</text:p>
            </text:list-item>
            <text:list-item>
              <text:p text:style-name="P42">indisponible</text:p>
            </text:list-item>
          </text:list>
        </text:list-item>
        <text:list-item>
          <text:p text:style-name="P38">thinkovery.com</text:p>
          <text:list>
            <text:list-item>
              <text:p text:style-name="P43">conseil en numérisation</text:p>
            </text:list-item>
            <text:list-item>
              <text:p text:style-name="P43">diffusion des formations</text:p>
            </text:list-item>
          </text:list>
        </text:list-item>
        <text:list-item>
          <text:p text:style-name="P44">Udemy</text:p>
          <text:list>
            <text:list-item>
              <text:p text:style-name="P45">vidéo</text:p>
            </text:list-item>
            <text:list-item>
              <text:p text:style-name="P45">assistance</text:p>
            </text:list-item>
            <text:list-item>
              <text:p text:style-name="P45">commentaires, organisation des cours</text:p>
            </text:list-item>
          </text:list>
        </text:list-item>
        <text:list-item>
          <text:p text:style-name="P46">Coursera ?</text:p>
        </text:list-item>
        <text:list-item>
          <text:p text:style-name="P46">Udacity <text:span text:style-name="T7">(anglais)</text:span></text:p>
        </text:list-item>
        <text:list-item>
          <text:p text:style-name="P46">myskillfactory.com</text:p>
          <text:list>
            <text:list-item>
              <text:p text:style-name="P47">prestataire vidéos pédago et e-learning</text:p>
            </text:list-item>
          </text:list>
        </text:list-item>
        <text:list-item>
          <text:p text:style-name="P47">elearningformalis.fr</text:p>
          <text:list>
            <text:list-item>
              <text:p text:style-name="P48">PDF à acheter, suivi par un QCM</text:p>
            </text:list-item>
            <text:list-item>
              <text:p text:style-name="P48">&gt;&gt;&gt; <text:span text:style-name="T8">créer des PDF, des comptes util, créer des QCM, gérer les résultats</text:span></text:p>
            </text:list-item>
          </text:list>
        </text:list-item>
        <text:list-item>
          <text:p text:style-name="P49">MOOCit</text:p>
        </text:list-item>
        <text:list-item>
          <text:p text:style-name="P40"><text:a xlink:type="simple" xlink:href="https://kinsta.com/fr/blog/plugins-lms-wordpress/" text:style-name="Internet_20_link" text:visited-style-name="Visited_20_Internet_20_Link">https://kinsta.com/fr/blog/plugins-lms-wordpress/</text:a></text:p>
        </text:list-item>
        <text:list-item>
          <text:p text:style-name="P40"><text:a xlink:type="simple" xlink:href="https://wpformation.com/meilleurs-plugins-lms-gratuits-wordpress-vendre-formation-cours-en-ligne" text:style-name="Internet_20_link" text:visited-style-name="Visited_20_Internet_20_Link">https://wpformation.com/meilleurs-plugins-lms-gratuits-wordpress-vendre-formation-cours-en-ligne</text:a></text:p>
        </text:list-item>
        <text:list-item>
          <text:p text:style-name="P40">LearnPress, LifterLMS, Sense<text:span text:style-name="T10">i</text:span></text:p>
        </text:list-item>
        <text:list-item>
          <text:p text:style-name="P50">WooCommerce : monétisation</text:p>
        </text:list-item>
      </text:list>
      <text:p text:style-name="P8"/>
      <text:p text:style-name="P8"/>
      <text:p text:style-name="P8"/>
      <text:list text:style-name="L9">
        <text:list-item>
          <text:p text:style-name="P51"><text:soft-page-break/><text:span text:style-name="T11">Créez un plan de cours : avant de commencer à créer le contenu de votre cours, créez un plan de la structure du cours et des sujets que vous souhaitez aborder. Cela vous aidera à rester organisé et à vous assurer que vous couvrez toutes les informations nécessaires.</text:span></text:p>
        </text:list-item>
        <text:list-item>
          <text:p text:style-name="P51">Créez du contenu de cours : utilisez votre LMS pour créer et télécharger votre contenu de cours, tel que des vidéos, des quiz, des devoirs et des leçons textuelles. Assurez-vous que votre contenu est engageant, interactif et exempt d'erreurs.</text:p>
        </text:list-item>
        <text:list-item>
          <text:p text:style-name="P51">Testez votre cours : testez votre cours minutieusement pour identifier les bogues, les erreurs ou les problèmes techniques qui pourraient empêcher les étudiants d'accéder ou de terminer le cours. Testez le cours sur différents appareils, navigateurs et connexions Internet pour vous assurer qu'il fonctionne pour tous les utilisateurs.</text:p>
        </text:list-item>
        <text:list-item>
          <text:p text:style-name="P51">Obtenez des commentaires : obtenez des commentaires de testeurs bêta ou d'un groupe d'étudiants qui peuvent fournir une critique constructive et vous aider à identifier les domaines à améliorer. Vous pouvez également utiliser des outils de feedback fournis par votre LMS pour recueillir des commentaires de vos étudiants.</text:p>
        </text:list-item>
        <text:list-item>
          <text:p text:style-name="P51">Faites des améliorations : utilisez les commentaires que vous recevez pour apporter des améliorations à votre contenu et à la structure de votre cours. Cela peut inclure la révision du contenu, la correction des problèmes techniques ou la refonte de l'interface du cours.</text:p>
        </text:list-item>
        <text:list-item>
          <text:p text:style-name="P51">Lancez votre cours : une fois que vous avez testé et amélioré votre cours, vous pouvez le rendre public. Faites la promotion de votre cours en utilisant les réseaux sociaux, le marketing par e-mail et d'autres canaux en ligne pour attirer des étudiants potentiels.</text:p>
        </text:list-item>
      </text:list>
      <text:p text:style-name="P52"/>
      <text:h text:style-name="Heading_20_1" text:outline-level="1">Remplacement Google Agenda</text:h>
      <text:p text:style-name="Text_20_body"/>
      <text:list text:style-name="L10">
        <text:list-item>
          <text:p text:style-name="P54">Evernote</text:p>
        </text:list-item>
        <text:list-item>
          <text:p text:style-name="P54"><text:span text:style-name="T12">T</text:span>rello</text:p>
        </text:list-item>
      </text:list>
      <text:p text:style-name="P53"/>
      <text:p text:style-name="P5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7T17:25:16.645000000</dc:date>
    <meta:editing-duration>PT17H27M41S</meta:editing-duration>
    <meta:editing-cycles>36</meta:editing-cycles>
    <meta:generator>LibreOffice/7.5.0.3$Windows_X86_64 LibreOffice_project/c21113d003cd3efa8c53188764377a8272d9d6de</meta:generator>
    <meta:document-statistic meta:table-count="0" meta:image-count="0" meta:object-count="0" meta:page-count="5" meta:paragraph-count="103" meta:word-count="716" meta:character-count="4123" meta:non-whitespace-character-count="3602"/>
  </office:meta>
</office:document-meta>
</file>